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Andale Sans UI" svg:font-family="Andale Sans UI"/>
    <style:font-face style:font-family-generic="swiss" style:font-pitch="variable" style:name="Tahoma" svg:font-family="Tahoma" svg:panose-1="2 11 6 4 3 5 4 4 2 4"/>
    <style:font-face style:font-family-generic="swiss" style:font-pitch="variable" style:name="Arial" svg:font-family="Arial" svg:panose-1="2 11 6 4 2 2 2 2 2 4"/>
    <style:font-face style:font-family-generic="swiss" style:font-pitch="variable" style:name="Aptos Display" svg:font-family="Aptos Display"/>
    <style:font-face style:font-family-generic="swiss" style:font-pitch="variable" style:name="Aptos" svg:font-family="Aptos"/>
  </office:font-face-decls>
  <office:automatic-styles>
    <style:style style:family="paragraph" style:master-page-name="MP0" style:name="P1" style:parent-style-name="Header">
      <style:paragraph-properties fo:break-before="page"/>
    </style:style>
  </office:automatic-styles>
  <office:body>
    <office:text text:use-soft-page-breaks="true">
      <text:p text:style-name="P1"/>
      <text:p text:style-name="Header"><text:bookmark-start text:name="OLE_LINK7"/><text:text-input text:description="import">[import block_1.odt]</text:text-input></text:p>
      <text:p text:style-name="Header"><text:bookmark-end text:name="OLE_LINK7"/><text:text-input text:description="import">[import block_1.odt]</text:text-input></text:p>
      <text:p text:style-name="Header"><text:text-input text:description="import">[import block_1a.odt]</text:text-input></text:p>
      <text:p text:style-name="Header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font-family-generic="roman" style:font-pitch="variable" style:name="Times New Roman" svg:font-family="Times New Roman" svg:panose-1="2 2 6 3 5 4 5 2 3 4"/>
    <style:font-face style:font-family-generic="system" style:font-pitch="variable" style:name="Andale Sans UI" svg:font-family="Andale Sans UI"/>
    <style:font-face style:font-family-generic="swiss" style:font-pitch="variable" style:name="Tahoma" svg:font-family="Tahoma" svg:panose-1="2 11 6 4 3 5 4 4 2 4"/>
    <style:font-face style:font-family-generic="swiss" style:font-pitch="variable" style:name="Arial" svg:font-family="Arial" svg:panose-1="2 11 6 4 2 2 2 2 2 4"/>
    <style:font-face style:font-family-generic="swiss" style:font-pitch="variable" style:name="Aptos Display" svg:font-family="Aptos Display"/>
    <style:font-face style:font-family-generic="swiss" style:font-pitch="variable" style:name="Aptos" svg:font-family="Aptos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0" fo:padding="0in" fo:text-align="start" fo:widows="0" style:contextual-spacing="false" style:line-break="strict" style:punctuation-wrap="hanging" style:shadow="none" style:snap-to-layout-grid="true" style:tab-stop-distance="0.4902in" style:text-autospace="ideograph-alpha" style:writing-mode="lr-tb" text:number-lines="true">
        <style:background-fill draw:fill="solid"/>
      </style:paragraph-properties>
      <style:text-properties fo:background-color="transparent" fo:country="DE" fo:font-size="12pt" fo:font-style="normal" fo:font-variant="normal" fo:font-weight="normal" fo:hyphenate="true" fo:language="de" fo:letter-spacing="normal" fo:text-transform="none" style:country-asian="JP" style:country-complex="IR" style:font-name="Times New Roman" style:font-name-asian="Andale Sans UI" style:font-name-complex="Tahoma" style:font-relief="none" style:font-size-asian="12pt" style:font-size-complex="12pt" style:font-style-asian="normal" style:font-style-complex="normal" style:font-weight-asian="normal" style:font-weight-complex="normal" style:language-asian="ja" style:language-complex="fa" style:letter-kerning="tru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style:style style:display-name="Standard" style:family="paragraph" style:name="Standard">
      <style:text-properties fo:hyphenate="false"/>
    </style:style>
    <style:style style:display-name="Heading" style:family="paragraph" style:name="Heading" style:next-style-name="Textbody" style:parent-style-name="Standard">
      <style:paragraph-properties fo:keep-with-next="always" fo:margin-bottom="0.0833in" fo:margin-top="0.1666in"/>
      <style:text-properties fo:font-size="14pt" fo:hyphenate="false" style:font-name="Arial" style:font-size-asian="14pt" style:font-size-complex="14pt"/>
    </style:style>
    <style:style style:display-name="Text body" style:family="paragraph" style:name="Textbody" style:parent-style-name="Standard">
      <style:paragraph-properties fo:margin-bottom="0.0833in"/>
      <style:text-properties fo:hyphenate="false"/>
    </style:style>
    <style:style style:display-name="List" style:family="paragraph" style:name="List" style:parent-style-name="Textbody">
      <style:text-properties fo:hyphenate="false"/>
    </style:style>
    <style:style style:display-name="Caption" style:family="paragraph" style:name="Caption" style:parent-style-name="Standard">
      <style:paragraph-properties fo:margin-bottom="0.0833in" fo:margin-top="0.0833in" text:number-lines="false"/>
      <style:text-properties fo:font-style="italic" fo:hyphenate="false" style:font-style-asian="italic" style:font-style-complex="italic"/>
    </style:style>
    <style:style style:display-name="Index" style:family="paragraph" style:name="Index" style:parent-style-name="Standard">
      <style:paragraph-properties text:number-lines="false"/>
      <style:text-properties fo:hyphenate="false"/>
    </style:style>
    <style:style style:display-name="Header" style:family="paragraph" style:name="Header" style:parent-style-name="Standard">
      <style:paragraph-properties text:number-lines="false">
        <style:tab-stops>
          <style:tab-stop style:position="3.3458in" style:type="center"/>
          <style:tab-stop style:position="6.6923in" style:type="right"/>
        </style:tab-stops>
      </style:paragraph-properties>
      <style:text-properties fo:hyphenate="false"/>
    </style:style>
    <style:style style:display-name="Footer" style:family="paragraph" style:name="Footer" style:parent-style-name="Standard">
      <style:paragraph-properties text:number-lines="false">
        <style:tab-stops>
          <style:tab-stop style:position="3.3458in" style:type="center"/>
          <style:tab-stop style:position="6.6923in" style:type="right"/>
        </style:tab-stops>
      </style:paragraph-properties>
      <style:text-properties fo:hyphenate="false"/>
    </style:style>
    <style:style style:display-name="Header Char" style:family="text" style:name="HeaderChar" style:parent-style-name="DefaultParagraphFont"/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draw:stroke-linejoin="miter" svg:stroke-color="#042433" svg:stroke-linecap="butt" svg:stroke-opacity="100%" svg:stroke-width="0.01389in"/>
    </style:default-style>
  </office:styles>
  <office:automatic-styles>
    <style:page-layout style:name="PL0">
      <style:page-layout-properties fo:margin-bottom="0.5in" fo:margin-left="0.7875in" fo:margin-right="0.7875in" fo:margin-top="0.5in" fo:page-height="11.6923in" fo:page-width="8.2673in" style:num-format="1" style:print-orientation="portrait" style:writing-mode="lr-tb">
        <style:footnote-sep style:adjustment="left" style:color="#000000" style:line-style="solid" style:rel-width="33%" style:width="0.007in"/>
      </style:page-layout-properties>
      <style:header-style>
        <style:header-footer-properties fo:min-height="0.2875in" style:dynamic-spacing="true"/>
      </style:header-style>
      <style:footer-style>
        <style:header-footer-properties fo:min-height="0.2875in" style:dynamic-spacing="true"/>
      </style:footer-style>
    </style:page-layout>
  </office:automatic-styles>
  <office:master-styles>
    <style:master-page style:name="MP0" style:page-layout-name="PL0">
      <style:header>
        <text:p text:style-name="Header"><text:text-input text:description="import">[import block_1.odt]</text:text-input></text:p>
      </style:header>
      <style:footer>
        <text:p text:style-name="Header"><text:text-input text:description="[import uni_ee_header.odt]"/><text:text-input text:description="import">[import footer_1.odt]</text:text-input></text:p>
        <text:p text:style-name="Header"><text:text-input text:description="import">[import header_1.odt]</text:text-input></text:p>
        <text:p text:style-name="Head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ogers, Marina</dc:creator>
    <meta:creation-date>2009-04-16T11:32:00Z</meta:creation-date>
    <dc:date>2025-02-17T09:00:00Z</dc:date>
    <meta:template xlink:href="Normal" xlink:type="simple"/>
    <meta:editing-cycles>11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8" meta:character-count="125" meta:row-count="1" meta:non-whitespace-character-count="108"/>
  </office:meta>
</office:document-meta>
</file>